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Odoo Unicode Support Noto', sans-serif"/>
    <style:font-face style:name="JetBrains Mono" svg:font-family="'JetBrains Mono'" style:font-family-generic="roman" style:font-pitch="variable"/>
    <style:font-face style:name="Lato" svg:font-family="Lato, proxima-nova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/>
    <style:font-face style:name="fell" svg:font-family="fell, Georgia, Cambria, 'Times New Roman', Times, serif"/>
  </office:font-face-decls>
  <office:automatic-styles>
    <style:style style:name="P1" style:family="paragraph" style:parent-style-name="Heading_20_1">
      <style:text-properties fo:font-variant="normal" fo:text-transform="none" fo:color="#212529" loext:opacity="100%" style:font-name="Inter" fo:letter-spacing="normal" fo:font-style="normal" fo:font-weight="normal" officeooo:rsid="000e3377" officeooo:paragraph-rsid="000e3377"/>
    </style:style>
    <style:style style:name="P2" style:family="paragraph" style:parent-style-name="Standard">
      <style:paragraph-properties fo:margin-left="0in" fo:margin-right="0in" fo:margin-top="0in" fo:margin-bottom="0.1563in" style:contextual-spacing="false" style:line-height-at-least="0.2917in" fo:text-align="start" style:justify-single-word="false" fo:orphans="2" fo:widows="2" fo:text-indent="0in" style:auto-text-indent="false"/>
      <style:text-properties fo:font-variant="normal" fo:text-transform="none" style:font-name="Verdana" fo:font-size="13.5pt" fo:letter-spacing="normal" fo:font-style="italic" fo:font-weight="normal"/>
    </style:style>
    <style:style style:name="P3" style:family="paragraph" style:parent-style-name="Text_20_body">
      <style:text-properties officeooo:rsid="000e3377" officeooo:paragraph-rsid="000e3377"/>
    </style:style>
    <style:style style:name="P4" style:family="paragraph" style:parent-style-name="Standard">
      <style:text-properties fo:color="#000000" loext:opacity="100%" officeooo:rsid="000e3377" officeooo:paragraph-rsid="000e3377"/>
    </style:style>
    <style:style style:name="P5" style:family="paragraph" style:parent-style-name="Heading_20_1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normal" officeooo:rsid="000e3377" officeooo:paragraph-rsid="0026d4ff" style:text-blinking="false" loext:padding="0in" loext:border="none"/>
    </style:style>
    <style:style style:name="P6" style:family="paragraph" style:parent-style-name="Standard">
      <style:text-properties fo:font-variant="normal" fo:text-transform="none" fo:color="#3091d1" loext:opacity="100%" style:text-line-through-style="none" style:text-line-through-type="none" style:font-name="Lato" fo:font-size="12pt" fo:letter-spacing="normal" fo:font-style="normal" style:text-underline-style="none" fo:font-weight="normal" officeooo:rsid="00134dcd" officeooo:paragraph-rsid="00134dcd" style:text-blinking="false" loext:padding="0in" loext:border="none"/>
    </style:style>
    <style:style style:name="P7" style:family="paragraph" style:parent-style-name="Standard">
      <style:text-properties fo:font-variant="normal" fo:text-transform="none" fo:color="#3091d1" loext:opacity="100%" style:text-line-through-style="none" style:text-line-through-type="none" style:font-name="Lato" fo:font-size="12pt" fo:letter-spacing="normal" fo:font-style="normal" style:text-underline-style="none" fo:font-weight="normal" officeooo:rsid="000e3377" officeooo:paragraph-rsid="00140e1d" style:text-blinking="false" loext:padding="0in" loext:border="none"/>
    </style:style>
    <style:style style:name="P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variant="normal" fo:text-transform="none" fo:color="#3091d1" loext:opacity="100%" style:text-line-through-style="none" style:text-line-through-type="none" style:font-name="Lato" fo:font-size="12pt" fo:letter-spacing="normal" fo:font-style="normal" style:text-underline-style="none" fo:font-weight="normal" officeooo:rsid="000e3377" officeooo:paragraph-rsid="00140e1d" style:text-blinking="false" loext:padding="0in" loext:border="none"/>
    </style:style>
    <style:style style:name="P9" style:family="paragraph" style:parent-style-name="Standard">
      <style:text-properties fo:font-variant="normal" fo:text-transform="none" fo:color="#3091d1" loext:opacity="100%" style:text-line-through-style="none" style:text-line-through-type="none" style:font-name="Lato" fo:font-size="12pt" fo:letter-spacing="normal" fo:font-style="normal" style:text-underline-style="none" fo:font-weight="normal" officeooo:rsid="000e3377" officeooo:paragraph-rsid="000e3377" style:text-blinking="false" loext:padding="0in" loext:border="none"/>
    </style:style>
    <style:style style:name="P10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Lato" fo:font-size="12pt" fo:letter-spacing="normal" fo:font-style="normal" style:text-underline-style="none" fo:font-weight="normal" officeooo:rsid="00134dcd" officeooo:paragraph-rsid="00134dcd" style:text-blinking="false" loext:padding="0in" loext:border="none"/>
    </style:style>
    <style:style style:name="P11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Lato" fo:font-size="12pt" fo:letter-spacing="normal" fo:font-style="normal" style:text-underline-style="none" fo:font-weight="normal" officeooo:rsid="001f686b" officeooo:paragraph-rsid="001f686b" style:text-blinking="false" loext:padding="0in" loext:border="none"/>
    </style:style>
    <style:style style:name="P12" style:family="paragraph" style:parent-style-name="Standard">
      <style:text-properties fo:color="#000000" loext:opacity="100%" officeooo:rsid="00140e1d" officeooo:paragraph-rsid="00140e1d"/>
    </style:style>
    <style:style style:name="P13" style:family="paragraph" style:parent-style-name="Standard" style:list-style-name="L4">
      <style:text-properties fo:color="#000000" loext:opacity="100%" officeooo:rsid="00140e1d" officeooo:paragraph-rsid="00140e1d"/>
    </style:style>
    <style:style style:name="P14" style:family="paragraph" style:parent-style-name="Standard">
      <style:text-properties fo:color="#000000" loext:opacity="100%" officeooo:rsid="001acd36" officeooo:paragraph-rsid="001acd36"/>
    </style:style>
    <style:style style:name="P15" style:family="paragraph" style:parent-style-name="Standard">
      <style:text-properties fo:color="#000000" loext:opacity="100%" officeooo:rsid="001acd36" officeooo:paragraph-rsid="0020d92e"/>
    </style:style>
    <style:style style:name="P16" style:family="paragraph" style:parent-style-name="Standard" style:list-style-name="L4">
      <style:text-properties fo:color="#000000" loext:opacity="100%" officeooo:rsid="00134dcd" officeooo:paragraph-rsid="00134dcd"/>
    </style:style>
    <style:style style:name="P17" style:family="paragraph" style:parent-style-name="Text_20_body">
      <style:text-properties fo:font-variant="normal" fo:text-transform="none" fo:color="#3091d1" loext:opacity="100%" style:text-line-through-style="none" style:text-line-through-type="none" style:font-name="Lato" fo:font-size="12pt" fo:letter-spacing="normal" fo:font-style="normal" style:text-underline-style="none" fo:font-weight="normal" officeooo:rsid="000e3377" officeooo:paragraph-rsid="000e3377" style:text-blinking="false" loext:padding="0in" loext:border="none"/>
    </style:style>
    <style:style style:name="P18" style:family="paragraph" style:parent-style-name="Text_20_body" style:list-style-name="L1">
      <style:paragraph-properties fo:margin-top="0in" fo:margin-bottom="0in" style:contextual-spacing="false" style:line-height-at-least="0.25in" fo:orphans="2" fo:widows="2" fo:padding="0in" fo:border="none"/>
    </style:style>
    <style:style style:name="T1" style:family="text">
      <style:text-properties fo:font-variant="normal" fo:text-transform="none" style:text-line-through-style="none" style:text-line-through-type="none" style:font-name="Lato" fo:font-size="12pt" fo:letter-spacing="normal" fo:font-style="normal" style:text-underline-style="none" fo:font-weight="normal" style:text-blinking="false" loext:padding="0in" loext:border="none"/>
    </style:style>
    <style:style style:name="T2" style:family="text">
      <style:text-properties fo:font-variant="normal" fo:text-transform="none" style:text-line-through-style="none" style:text-line-through-type="none" style:font-name="Lato" fo:font-size="12pt" fo:letter-spacing="normal" fo:font-style="normal" style:text-underline-style="none" fo:font-weight="normal" officeooo:rsid="0014de00" style:text-blinking="false" loext:padding="0in" loext:border="none"/>
    </style:style>
    <style:style style:name="T3" style:family="text">
      <style:text-properties fo:font-variant="normal" fo:text-transform="none" style:text-line-through-style="none" style:text-line-through-type="none" style:font-name="Lato" fo:font-size="12pt" fo:letter-spacing="normal" fo:font-style="normal" style:text-underline-style="none" fo:font-weight="normal" officeooo:rsid="001dd1af" style:text-blinking="false" loext:padding="0in" loext:border="none"/>
    </style:style>
    <style:style style:name="T4" style:family="text">
      <style:text-properties fo:font-variant="normal" fo:text-transform="none" style:text-line-through-style="none" style:text-line-through-type="none" style:font-name="Lato" fo:font-size="12pt" fo:letter-spacing="normal" fo:font-style="normal" style:text-underline-style="none" fo:font-weight="normal" officeooo:rsid="00208ed4" style:text-blinking="false" loext:padding="0in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ato" fo:font-size="12pt" fo:letter-spacing="normal" fo:font-style="normal" style:text-underline-style="none" fo:font-weight="normal" style:text-blinking="false" loext:padding="0in" loext:border="none"/>
    </style:style>
    <style:style style:name="T7" style:family="text">
      <style:text-properties style:font-name="fell" fo:font-size="10.5pt"/>
    </style:style>
    <style:style style:name="T8" style:family="text">
      <style:text-properties style:font-name="fell" fo:font-size="10.5pt" fo:font-weight="bold"/>
    </style:style>
    <style:style style:name="T9" style:family="text">
      <style:text-properties fo:color="#cc7832" loext:opacity="100%" style:font-name="JetBrains Mono" fo:font-size="10.5pt" style:font-size-asian="10.5pt" style:font-style-asian="normal" style:font-weight-asian="normal"/>
    </style:style>
    <style:style style:name="T10" style:family="text">
      <style:text-properties fo:color="#a9b7c6" loext:opacity="100%" style:font-name="JetBrains Mono" fo:font-size="10.5pt" style:font-size-asian="10.5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reate New Custom App</text:p>
      <text:p text:style-name="P6"/>
      <text:list xml:id="list2329271534" text:style-name="L4">
        <text:list-item>
          <text:p text:style-name="P11"><text:s/>Model Name</text:p>
        </text:list-item>
        <text:list-item>
          <text:p text:style-name="P10"><text:s/>Form View</text:p>
        </text:list-item>
        <text:list-item>
          <text:p text:style-name="P10"><text:s/>Tree View</text:p>
        </text:list-item>
        <text:list-item>
          <text:p text:style-name="P16"><text:span text:style-name="T1"><text:s/></text:span><text:span text:style-name="T2">access</text:span></text:p>
        </text:list-item>
        <text:list-item>
          <text:p text:style-name="P13"><text:span text:style-name="T1"><text:s/></text:span><text:span text:style-name="T2">Menu</text:span></text:p>
        </text:list-item>
      </text:list>
      <text:p text:style-name="P12"><text:span text:style-name="T2"/></text:p>
      <text:p text:style-name="P12"><text:span text:style-name="T2"/></text:p>
      <text:p text:style-name="P12"><text:span text:style-name="T2"/></text:p>
      <text:p text:style-name="P14"><text:span text:style-name="T4">In a</text:span><text:span text:style-name="T1"> Custom module</text:span></text:p>
      <text:p text:style-name="P14"><text:span text:style-name="T1"/></text:p>
      <text:p text:style-name="P15"><text:span text:style-name="T1">__init__.py<text:tab/><text:tab/></text:span><text:span text:style-name="T3">(file)</text:span></text:p>
      <text:p text:style-name="P15"><text:span text:style-name="T1">__manifest__.py<text:tab/></text:span><text:span text:style-name="T3">(file)</text:span></text:p>
      <text:p text:style-name="P14"><text:span text:style-name="T1">models <text:tab/><text:tab/>(dir)</text:span></text:p>
      <text:p text:style-name="P14"><text:span text:style-name="T1">views<text:tab/><text:tab/><text:tab/>(dir)</text:span></text:p>
      <text:p text:style-name="P14"><text:span text:style-name="T1">security<text:tab/><text:tab/>(dir)</text:span></text:p>
      <text:p text:style-name="P14"><text:span text:style-name="T3"/></text:p>
      <text:p text:style-name="P7"/>
      <text:p text:style-name="P8"><text:span text:style-name="T9">from </text:span><text:span text:style-name="T10">odoo </text:span><text:span text:style-name="T9">import </text:span><text:span text:style-name="T10">api</text:span><text:span text:style-name="T9">, </text:span><text:span text:style-name="T10">fields</text:span><text:span text:style-name="T9">, </text:span><text:span text:style-name="T10">models</text:span><text:span text:style-name="T9">, </text:span><text:span text:style-name="T10">_</text:span></text:p>
      <text:p text:style-name="P7"/>
      <text:p text:style-name="P7"/>
      <text:h text:style-name="P5" text:outline-level="1">IR = Information Repository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><text:soft-page-break/>The fields can be categorized into 3 types:</text:p>
      <text:p text:style-name="P2"><text:span text:style-name="T8">1. </text:span><text:span text:style-name="T7">Simple Types</text:span></text:p>
      <text:p text:style-name="P2"><text:span text:style-name="T8">2. </text:span><text:span text:style-name="T7">Relation Types</text:span></text:p>
      <text:p text:style-name="P2"><text:span text:style-name="T8">3. </text:span><text:span text:style-name="T7">Functional Types</text:span></text:p>
      <text:p text:style-name="P17"/>
      <text:p text:style-name="P3"><text:bookmark text:name="id2"/><text:a xlink:type="simple" xlink:href="https://odoo-development.readthedocs.io/en/latest/dev/py/fields.html#field-types" text:style-name="Internet_20_link" text:visited-style-name="Visited_20_Internet_20_Link"><text:span text:style-name="T6">Field types</text:span></text:a></text:p>
      <text:list xml:id="list393667700" text:style-name="L1">
        <text:list-item>
          <text:p text:style-name="P18"><text:bookmark text:name="id3"/><text:a xlink:type="simple" xlink:href="https://odoo-development.readthedocs.io/en/latest/dev/py/fields.html#boolean" text:style-name="Internet_20_link" text:visited-style-name="Visited_20_Internet_20_Link"><text:span text:style-name="T5">Boolean</text:span></text:a></text:p>
        </text:list-item>
        <text:list-item>
          <text:p text:style-name="P18"><text:bookmark text:name="id4"/><text:a xlink:type="simple" xlink:href="https://odoo-development.readthedocs.io/en/latest/dev/py/fields.html#char" text:style-name="Internet_20_link" text:visited-style-name="Visited_20_Internet_20_Link"><text:span text:style-name="T5">Char</text:span></text:a></text:p>
        </text:list-item>
        <text:list-item>
          <text:p text:style-name="P18"><text:bookmark text:name="id5"/><text:a xlink:type="simple" xlink:href="https://odoo-development.readthedocs.io/en/latest/dev/py/fields.html#text" text:style-name="Internet_20_link" text:visited-style-name="Visited_20_Internet_20_Link"><text:span text:style-name="T5">Text</text:span></text:a></text:p>
        </text:list-item>
        <text:list-item>
          <text:p text:style-name="P18"><text:bookmark text:name="id6"/><text:a xlink:type="simple" xlink:href="https://odoo-development.readthedocs.io/en/latest/dev/py/fields.html#html" text:style-name="Internet_20_link" text:visited-style-name="Visited_20_Internet_20_Link"><text:span text:style-name="T5">HTML</text:span></text:a></text:p>
        </text:list-item>
        <text:list-item>
          <text:p text:style-name="P18"><text:bookmark text:name="id7"/><text:a xlink:type="simple" xlink:href="https://odoo-development.readthedocs.io/en/latest/dev/py/fields.html#integer" text:style-name="Internet_20_link" text:visited-style-name="Visited_20_Internet_20_Link"><text:span text:style-name="T5">Integer</text:span></text:a></text:p>
        </text:list-item>
        <text:list-item>
          <text:p text:style-name="P18"><text:bookmark text:name="id8"/><text:a xlink:type="simple" xlink:href="https://odoo-development.readthedocs.io/en/latest/dev/py/fields.html#float" text:style-name="Internet_20_link" text:visited-style-name="Visited_20_Internet_20_Link"><text:span text:style-name="T5">Float</text:span></text:a></text:p>
        </text:list-item>
        <text:list-item>
          <text:p text:style-name="P18"><text:bookmark text:name="id9"/><text:a xlink:type="simple" xlink:href="https://odoo-development.readthedocs.io/en/latest/dev/py/fields.html#date" text:style-name="Internet_20_link" text:visited-style-name="Visited_20_Internet_20_Link"><text:span text:style-name="T5">Date</text:span></text:a></text:p>
        </text:list-item>
        <text:list-item>
          <text:p text:style-name="P18"><text:bookmark text:name="id10"/><text:a xlink:type="simple" xlink:href="https://odoo-development.readthedocs.io/en/latest/dev/py/fields.html#datetime" text:style-name="Internet_20_link" text:visited-style-name="Visited_20_Internet_20_Link"><text:span text:style-name="T5">DateTime</text:span></text:a></text:p>
        </text:list-item>
        <text:list-item>
          <text:p text:style-name="P18"><text:bookmark text:name="id11"/><text:a xlink:type="simple" xlink:href="https://odoo-development.readthedocs.io/en/latest/dev/py/fields.html#binary" text:style-name="Internet_20_link" text:visited-style-name="Visited_20_Internet_20_Link"><text:span text:style-name="T5">Binary</text:span></text:a></text:p>
        </text:list-item>
        <text:list-item>
          <text:p text:style-name="P18"><text:bookmark text:name="id12"/><text:a xlink:type="simple" xlink:href="https://odoo-development.readthedocs.io/en/latest/dev/py/fields.html#selection" text:style-name="Internet_20_link" text:visited-style-name="Visited_20_Internet_20_Link"><text:span text:style-name="T5">Selection</text:span></text:a></text:p>
        </text:list-item>
        <text:list-item>
          <text:p text:style-name="P18"><text:bookmark text:name="id13"/><text:a xlink:type="simple" xlink:href="https://odoo-development.readthedocs.io/en/latest/dev/py/fields.html#reference" text:style-name="Internet_20_link" text:visited-style-name="Visited_20_Internet_20_Link"><text:span text:style-name="T5">Reference</text:span></text:a></text:p>
        </text:list-item>
        <text:list-item>
          <text:p text:style-name="P18"><text:bookmark text:name="id14"/><text:a xlink:type="simple" xlink:href="https://odoo-development.readthedocs.io/en/latest/dev/py/fields.html#many2one" text:style-name="Internet_20_link" text:visited-style-name="Visited_20_Internet_20_Link"><text:span text:style-name="T5">Many2one</text:span></text:a></text:p>
        </text:list-item>
        <text:list-item>
          <text:p text:style-name="P18"><text:bookmark text:name="id15"/><text:a xlink:type="simple" xlink:href="https://odoo-development.readthedocs.io/en/latest/dev/py/fields.html#one2many" text:style-name="Internet_20_link" text:visited-style-name="Visited_20_Internet_20_Link"><text:span text:style-name="T5">One2many</text:span></text:a></text:p>
        </text:list-item>
        <text:list-item>
          <text:p text:style-name="P18"><text:bookmark text:name="id16"/><text:a xlink:type="simple" xlink:href="https://odoo-development.readthedocs.io/en/latest/dev/py/fields.html#many2many" text:style-name="Internet_20_link" text:visited-style-name="Visited_20_Internet_20_Link"><text:span text:style-name="T5">Many2many</text:span></text:a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1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Odoo Unicode Support Noto', sans-serif"/>
    <style:font-face style:name="JetBrains Mono" svg:font-family="'JetBrains Mono'" style:font-family-generic="roman" style:font-pitch="variable"/>
    <style:font-face style:name="Lato" svg:font-family="Lato, proxima-nova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/>
    <style:font-face style:name="fell" svg:font-family="fell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23:32:37.105131189</meta:creation-date>
    <dc:date>2023-05-20T10:11:32.344669384</dc:date>
    <meta:editing-duration>PT1H43M39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3" meta:paragraph-count="33" meta:word-count="89" meta:character-count="447" meta:non-whitespace-character-count="399"/>
  </office:meta>
</office:document-meta>
</file>